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  <style:text-properties fo:font-size="15pt" style:font-size-asian="15pt" style:font-size-complex="15pt"/>
    </style:style>
    <style:style style:name="P2" style:family="paragraph" style:parent-style-name="Standard">
      <style:paragraph-properties fo:margin-top="0cm" fo:margin-bottom="0cm" loext:contextual-spacing="false"/>
      <style:text-properties fo:font-size="15pt" fo:font-weight="bold" style:font-size-asian="15pt" style:font-weight-asian="bold" style:font-size-complex="15pt"/>
    </style:style>
    <style:style style:name="P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font-size="15pt" style:font-size-asian="15pt" style:font-size-complex="15pt"/>
    </style:style>
    <style:style style:name="P4" style:family="paragraph" style:parent-style-name="Standard" style:master-page-name="Standard">
      <style:paragraph-properties fo:margin-top="0cm" fo:margin-bottom="0cm" loext:contextual-spacing="false" fo:text-align="start" style:justify-single-word="false" style:page-number="1"/>
      <style:text-properties fo:font-size="15pt" fo:font-weight="bold" style:font-size-asian="15pt" style:font-weight-asian="bold" style:font-size-complex="15pt"/>
    </style:style>
    <style:style style:name="P5" style:family="paragraph" style:parent-style-name="Standard">
      <style:paragraph-properties fo:margin-top="0cm" fo:margin-bottom="0cm" loext:contextual-spacing="false"/>
      <style:text-properties fo:font-size="15pt" officeooo:paragraph-rsid="000f8c01" style:font-size-asian="15pt" style:font-size-complex="15pt"/>
    </style:style>
    <style:style style:name="P6" style:family="paragraph" style:parent-style-name="Standard" style:list-style-name="WWNum1">
      <style:paragraph-properties fo:margin-left="1.27cm" fo:margin-right="0cm" fo:margin-top="0cm" fo:margin-bottom="0cm" loext:contextual-spacing="true" fo:text-indent="-0.635cm" style:auto-text-indent="false"/>
      <style:text-properties fo:font-size="15pt" style:text-underline-style="none" officeooo:rsid="000f8c01" officeooo:paragraph-rsid="000f8c01" style:font-size-asian="15pt" style:font-size-complex="15pt"/>
    </style:style>
    <style:style style:name="P7" style:family="paragraph" style:parent-style-name="Standard" style:list-style-name="WWNum2">
      <style:paragraph-properties fo:margin-left="1.27cm" fo:margin-right="0cm" fo:margin-top="0cm" fo:margin-bottom="0cm" loext:contextual-spacing="true" fo:text-indent="-0.635cm" style:auto-text-indent="false"/>
      <style:text-properties fo:font-size="15pt" style:text-underline-style="none" officeooo:rsid="000f8c01" officeooo:paragraph-rsid="000f8c01" style:font-size-asian="15pt" style:font-size-complex="15pt"/>
    </style:style>
    <style:style style:name="P8" style:family="paragraph" style:parent-style-name="Standard" style:list-style-name="WWNum1">
      <style:paragraph-properties fo:margin-left="1.27cm" fo:margin-right="0cm" fo:margin-top="0cm" fo:margin-bottom="0cm" loext:contextual-spacing="true" fo:text-indent="-0.635cm" style:auto-text-indent="false"/>
      <style:text-properties fo:font-size="15pt" officeooo:rsid="000f8c01" officeooo:paragraph-rsid="000f8c01" style:font-size-asian="15pt" style:font-size-complex="15pt"/>
    </style:style>
    <style:style style:name="T1" style:family="text">
      <style:text-properties officeooo:rsid="000f8c01"/>
    </style:style>
    <style:style style:name="T2" style:family="text">
      <style:text-properties officeooo:rsid="001195a1"/>
    </style:style>
    <style:style style:name="T3" style:family="text">
      <style:text-properties fo:font-weight="bold" style:font-weight-asian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ate and Time</text:p>
      <text:p text:style-name="P1"><text:span text:style-name="T2">25</text:span>th August, 2016, <text:span text:style-name="T1">4:</text:span>5<text:span text:style-name="T1">0</text:span> - 6 pm</text:p>
      <text:p text:style-name="P1"/>
      <text:p text:style-name="P2">Agenda</text:p>
      <text:p text:style-name="P1">To <text:span text:style-name="T2"><text:s/>share what we learnt</text:span></text:p>
      <text:p text:style-name="P1"/>
      <text:p text:style-name="P2">Attendees</text:p>
      <text:list xml:id="list2845813172620002140" text:style-name="WWNum1">
        <text:list-item>
          <text:p text:style-name="P6">RamMohan(Mentor)</text:p>
        </text:list-item>
        <text:list-item>
          <text:p text:style-name="P8">RamaRohitReddy<text:tab/></text:p>
        </text:list-item>
        <text:list-item>
          <text:p text:style-name="P6">Revanth Thota</text:p>
        </text:list-item>
        <text:list-item>
          <text:p text:style-name="P6">vamsi krishna<text:tab/></text:p>
        </text:list-item>
        <text:list-item>
          <text:p text:style-name="P6">saumya </text:p>
        </text:list-item>
        <text:list-item>
          <text:p text:style-name="P6">Madhur Aggarwal</text:p>
        </text:list-item>
      </text:list>
      <text:p text:style-name="P1"/>
      <text:p text:style-name="P2">Minutes</text:p>
      <text:p text:style-name="P1"><text:span text:style-name="T2">5</text:span>0 minutes</text:p>
      <text:p text:style-name="P1"/>
      <text:p text:style-name="P2">Discussion</text:p>
      <text:list xml:id="list3751550169063952780" text:style-name="WWNum2">
        <text:list-item>
          <text:p text:style-name="P7"><text:span text:style-name="T2">resourses with which we started learning. </text:span><text:s/></text:p>
        </text:list-item>
        <text:list-item>
          <text:p text:style-name="P7">H<text:span text:style-name="T2">ow should we proceed further</text:span></text:p>
        </text:list-item>
      </text:list>
      <text:p text:style-name="P3"><text:s text:c="4"/></text:p>
      <text:p text:style-name="P2">Action Points</text:p>
      <text:p text:style-name="P5"><text:span text:style-name="T1">Wait few days to meet technical member to get to know about the particulars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IN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IN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ackground-color="#ffffff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25T23:45:09.567946405</dc:date>
    <meta:editing-duration>PT12M22S</meta:editing-duration>
    <meta:editing-cycles>3</meta:editing-cycles>
    <meta:generator>LibreOffice/5.2.3.2$Linux_X86_64 LibreOffice_project/20m0$Build-2</meta:generator>
    <meta:document-statistic meta:table-count="0" meta:image-count="0" meta:object-count="0" meta:page-count="1" meta:paragraph-count="19" meta:word-count="65" meta:character-count="364" meta:non-whitespace-character-count="315"/>
  </office:meta>
</office:document-meta>
</file>